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0e53f6" style:font-weight-asian="normal" style:font-weight-complex="normal"/>
    </style:style>
    <style:style style:name="P2" style:family="paragraph" style:parent-style-name="Standard">
      <style:paragraph-properties fo:text-align="justify" style:justify-single-word="false"/>
      <style:text-properties fo:font-weight="normal" officeooo:rsid="0011368f" officeooo:paragraph-rsid="0011368f" style:font-weight-asian="normal" style:font-weight-complex="normal"/>
    </style:style>
    <style:style style:name="P3" style:family="paragraph" style:parent-style-name="Standard">
      <style:paragraph-properties fo:text-align="justify" style:justify-single-word="false"/>
      <style:text-properties fo:font-weight="normal" officeooo:rsid="00156b00" officeooo:paragraph-rsid="00156b00" style:font-weight-asian="normal" style:font-weight-complex="normal"/>
    </style:style>
    <style:style style:name="P4" style:family="paragraph" style:parent-style-name="Standard">
      <style:paragraph-properties fo:text-align="justify" style:justify-single-word="false"/>
    </style:style>
    <style:style style:name="T1" style:family="text">
      <style:text-properties officeooo:rsid="000e53f6"/>
    </style:style>
    <style:style style:name="T2" style:family="text">
      <style:text-properties fo:font-weight="bold" officeooo:rsid="000e53f6" style:font-weight-asian="bold" style:font-weight-complex="bold"/>
    </style:style>
    <style:style style:name="T3" style:family="text">
      <style:text-properties fo:font-weight="normal" officeooo:rsid="000e53f6" style:font-weight-asian="normal" style:font-weight-complex="normal"/>
    </style:style>
    <style:style style:name="T4" style:family="text">
      <style:text-properties officeooo:rsid="001008ed"/>
    </style:style>
    <style:style style:name="T5" style:family="text">
      <style:text-properties officeooo:rsid="0012f3c5"/>
    </style:style>
    <style:style style:name="T6" style:family="text">
      <style:text-properties officeooo:rsid="00138305"/>
    </style:style>
    <style:style style:name="T7" style:family="text">
      <style:text-properties fo:font-variant="normal" fo:text-transform="none" fo:letter-spacing="normal" fo:font-style="normal" loext:padding="0in" loext:border="none"/>
    </style:style>
    <style:style style:name="T8" style:family="text">
      <style:text-properties fo:font-variant="normal" fo:text-transform="none" fo:letter-spacing="normal" fo:font-style="normal" officeooo:rsid="0016e8ef" loext:padding="0in" loext:border="none"/>
    </style:style>
    <style:style style:name="T9" style:family="text">
      <style:text-properties fo:font-variant="normal" fo:text-transform="none" fo:letter-spacing="normal" fo:font-style="normal" officeooo:rsid="00183422" loext:padding="0in" loext:border="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escribe how parallelism differs from concurrency.</text:p>
      <text:p text:style-name="P4"/>
      <text:p text:style-name="P4">-<text:span text:style-name="T1">Concurrency is when there are multiple processes in progress </text:span></text:p>
      <text:p text:style-name="P4">-<text:span text:style-name="T1">Parallelism is when the processes are happening simultaneously</text:span></text:p>
      <text:p text:style-name="P4">-<text:span text:style-name="T1">Parallelism is a subset of Concurrency</text:span></text:p>
      <text:p text:style-name="P4"/>
      <text:p text:style-name="P4">What is fork-join parallelism?</text:p>
      <text:p text:style-name="P4"/>
      <text:p text:style-name="P4">-<text:span text:style-name="T1">Fork-Join parallelism is a programming model of OpenMP</text:span></text:p>
      <text:p text:style-name="P4">-<text:span text:style-name="T1">it spawns a master thread, which in turn, spawn multiple threads within a certain region and then join it back together again after each individual threads finished their computation</text:span></text:p>
      <text:p text:style-name="P4">-<text:span text:style-name="T1">The region with only the master thread is the </text:span><text:span text:style-name="T2">sequential</text:span><text:span text:style-name="T3"> region and the region with many threads is called the </text:span><text:span text:style-name="T2">parallel </text:span><text:span text:style-name="T3">region</text:span></text:p>
      <text:p text:style-name="P1"/>
      <text:p text:style-name="P1">-<text:span text:style-name="T4">Storage Devices Form a Hierarchy</text:span></text:p>
      <text:p text:style-name="P2"/>
      <text:p text:style-name="P2">I find it very interesting that there are various levels of caches, such as L1, L2, and L3. As far as I understood, L1 is connected directly into the CPU in the form of an SRAM. L2 is an extension besides the CPU, <text:span text:style-name="T5">and finally L3 cache is at the motherboard and is connected to all of the CPU. </text:span><text:span text:style-name="T6">The CPU will try to look for the data in a top-down basis from the memory hierarchy, for example, it will look first in the L1 cache, then L2, and then afterwards L3 cache etc.</text:span></text:p>
      <text:p text:style-name="P2"/>
      <text:p text:style-name="P2">-<text:span text:style-name="T7">Explain in detail the figure Performance gains after Moore’s law ends. (on the first page)</text:span></text:p>
      <text:p text:style-name="P2"><text:span text:style-name="T7"/></text:p>
      <text:p text:style-name="P3"><text:span text:style-name="T7">The performance gained from increasing the amount of transistors while maintaining the space constraint of the architecture is becoming exponentially harder. The Moore’s Law is rather questionable whether it will hold on until the future. However, there are plenty of different ways to exploit performance gain, other than simply increasing the amount of transistors. There are 3 main methods of improving gain in a top-level view, which are through Software, Algorithms, and Hardware Architecture. </text:span></text:p>
      <text:p text:style-name="P3"><text:span text:style-name="T7"/></text:p>
      <text:p text:style-name="P3"><text:span text:style-name="T7"><text:tab/>Software can be improved, such that it will utilize the practices of modern software, such as using parallelism. Older softwares have problems, such that it does not enjoy the benefit of multi-threading for example. </text:span><text:span text:style-name="T8">There are also plenty of more efficient software for various domain specialties that improve upon old practices, such that it will improve productivity while reducing cost immensely, such as Tensorflow in the field of deep learning.</text:span><text:span text:style-name="T7"> Algorithms are also very beneficial when they are invented, however it is very sparse and sporadic, as one is not able to predict when a new algorithm will be found. </text:span><text:span text:style-name="T8">Hardware Architecture nowadays is diverging from the notion of generalized usage and directed more towards domain specialized. This enables advancement in their respective domain in greater effectiveness and with reduced cost. </text:span><text:span text:style-name="T9">One example of this is the Tensor Core for deep learn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2T12:31:38.341004395</meta:creation-date>
    <dc:date>2022-11-17T13:26:11.738314996</dc:date>
    <meta:editing-duration>PT3H55S</meta:editing-duration>
    <meta:editing-cycles>6</meta:editing-cycles>
    <meta:generator>LibreOffice/6.4.7.2$Linux_X86_64 LibreOffice_project/40$Build-2</meta:generator>
    <meta:document-statistic meta:table-count="0" meta:image-count="0" meta:object-count="0" meta:page-count="1" meta:paragraph-count="13" meta:word-count="422" meta:character-count="2601" meta:non-whitespace-character-count="2189"/>
  </office:meta>
</office:document-meta>
</file>